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E9A353AAE1D7688A.png" manifest:media-type="image/png"/>
  <manifest:file-entry manifest:full-path="Pictures/10000201000000DA0000012F49FAA3F11E78C11D.png" manifest:media-type="image/png"/>
  <manifest:file-entry manifest:full-path="Pictures/100002010000013A0000018D015EF35756473654.png" manifest:media-type="image/png"/>
  <manifest:file-entry manifest:full-path="Pictures/1000000000000322000003551F690373B7C0C378.png" manifest:media-type="image/png"/>
  <manifest:file-entry manifest:full-path="Pictures/10000000000006C500000261BE6915E7CD0F5008.png" manifest:media-type="image/png"/>
  <manifest:file-entry manifest:full-path="Pictures/10000000000002C900000353E856AE380FADC635.png" manifest:media-type="image/png"/>
  <manifest:file-entry manifest:full-path="Pictures/100002010000035F000002279AE5C46117044F5C.png" manifest:media-type="image/png"/>
  <manifest:file-entry manifest:full-path="Pictures/1000000000000020000000204B249CA79A42C6D7.png" manifest:media-type="image/png"/>
  <manifest:file-entry manifest:full-path="Pictures/1000020100000221000002695F3E61BF7A8EF1F9.png" manifest:media-type="image/png"/>
  <manifest:file-entry manifest:full-path="Pictures/10000201000001D10000022064F2D2887DF7488B.png" manifest:media-type="image/png"/>
  <manifest:file-entry manifest:full-path="Pictures/1000020100000165000001A7B04470A8AD6E7FDB.png" manifest:media-type="image/png"/>
  <manifest:file-entry manifest:full-path="Pictures/100002010000032000000258EEA681DEC3A8938B.png" manifest:media-type="image/png"/>
  <manifest:file-entry manifest:full-path="Pictures/100002010000013A000001AE0D8F11029D735BC0.png" manifest:media-type="image/png"/>
  <manifest:file-entry manifest:full-path="Pictures/1000020100000196000001C7111FC30470A74E18.png" manifest:media-type="image/png"/>
  <manifest:file-entry manifest:full-path="Pictures/10000201000000BF000000DB42ECCF73EABB0F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1.199cm" svg:height="7.449cm" svg:x="3.401cm" svg:y="3.4cm">
          <draw:image xlink:href="Pictures/10000000000006C500000261BE6915E7CD0F5008.png" xlink:type="simple" xlink:show="embed" xlink:actuate="onLoad">
            <text:p/>
          </draw:image>
        </draw:frame>
        <draw:frame draw:style-name="gr1" draw:text-style-name="P1" draw:layer="layout" svg:width="7cm" svg:height="8.34cm" svg:x="6.6cm" svg:y="9.2cm">
          <draw:image xlink:href="Pictures/10000000000002C900000353E856AE380FADC635.png" xlink:type="simple" xlink:show="embed" xlink:actuate="onLoad">
            <text:p/>
          </draw:image>
        </draw:frame>
        <draw:frame draw:style-name="gr1" draw:text-style-name="P1" draw:layer="layout" svg:width="7cm" svg:height="7.44cm" svg:x="13.6cm" svg:y="9.8cm">
          <draw:image xlink:href="Pictures/1000000000000322000003551F690373B7C0C3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>
        <draw:frame draw:style-name="gr3" draw:text-style-name="P3" draw:layer="layout" svg:width="10.73cm" svg:height="6.838cm" svg:x="11.8cm" svg:y="10.561cm">
          <draw:image xlink:href="Pictures/100002010000035F000002279AE5C46117044F5C.png" xlink:type="simple" xlink:show="embed" xlink:actuate="onLoad">
            <text:p/>
          </draw:image>
        </draw:frame>
        <draw:frame draw:style-name="gr3" draw:text-style-name="P3" draw:layer="layout" svg:width="4.72cm" svg:height="5.34cm" svg:x="12.88cm" svg:y="8.859cm">
          <draw:image xlink:href="Pictures/1000020100000221000002695F3E61BF7A8EF1F9.png" xlink:type="simple" xlink:show="embed" xlink:actuate="onLoad">
            <text:p/>
          </draw:image>
        </draw:frame>
        <draw:g>
          <draw:frame draw:style-name="gr3" draw:text-style-name="P3" draw:layer="layout" svg:width="4.17cm" svg:height="4.877cm" svg:x="6.6cm" svg:y="7.122cm">
            <draw:image xlink:href="Pictures/10000201000001D10000022064F2D2887DF7488B.png" xlink:type="simple" xlink:show="embed" xlink:actuate="onLoad">
              <text:p/>
            </draw:image>
          </draw:frame>
          <draw:frame draw:style-name="gr3" draw:text-style-name="P3" draw:layer="layout" svg:width="3.2cm" svg:height="3.799cm" svg:x="16.6cm" svg:y="3.6cm">
            <draw:image xlink:href="Pictures/1000020100000165000001A7B04470A8AD6E7FDB.png" xlink:type="simple" xlink:show="embed" xlink:actuate="onLoad">
              <text:p/>
            </draw:image>
          </draw:frame>
          <draw:frame draw:style-name="gr3" draw:text-style-name="P3" draw:layer="layout" svg:width="3.64cm" svg:height="4.081cm" svg:x="14.2cm" svg:y="4.318cm">
            <draw:image xlink:href="Pictures/1000020100000196000001C7111FC30470A74E18.png" xlink:type="simple" xlink:show="embed" xlink:actuate="onLoad">
              <text:p/>
            </draw:image>
          </draw:frame>
          <draw:frame draw:style-name="gr3" draw:text-style-name="P3" draw:layer="layout" svg:width="1.71cm" svg:height="1.964cm" svg:x="13.29cm" svg:y="5.835cm">
            <draw:image xlink:href="Pictures/10000201000000BF000000DB42ECCF73EABB0F56.png" xlink:type="simple" xlink:show="embed" xlink:actuate="onLoad">
              <text:p/>
            </draw:image>
          </draw:frame>
          <draw:frame draw:style-name="gr3" draw:text-style-name="P3" draw:layer="layout" svg:width="2.82cm" svg:height="3.557cm" svg:x="10.98cm" svg:y="5.599cm">
            <draw:image xlink:href="Pictures/100002010000013A0000018D015EF35756473654.png" xlink:type="simple" xlink:show="embed" xlink:actuate="onLoad">
              <text:p/>
            </draw:image>
          </draw:frame>
          <draw:frame draw:style-name="gr3" draw:text-style-name="P3" draw:layer="layout" svg:width="2.82cm" svg:height="3.859cm" svg:x="8.8cm" svg:y="6.199cm">
            <draw:image xlink:href="Pictures/100002010000013A000001AE0D8F11029D735BC0.png" xlink:type="simple" xlink:show="embed" xlink:actuate="onLoad">
              <text:p/>
            </draw:image>
          </draw:frame>
          <draw:frame draw:style-name="gr3" draw:text-style-name="P3" draw:layer="layout" svg:width="1.96cm" svg:height="2.71cm" svg:x="5.2cm" svg:y="8.089cm">
            <draw:image xlink:href="Pictures/10000201000000DA0000012F49FAA3F11E78C11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3" draw:text-style-name="P3" draw:layer="layout" svg:width="14.5cm" svg:height="10.7cm" svg:x="12.5cm" svg:y="5.4cm">
          <draw:image xlink:href="Pictures/100002010000032000000258EEA681DEC3A8938B.png" xlink:type="simple" xlink:show="embed" xlink:actuate="onLoad">
            <text:p/>
          </draw:image>
        </draw:frame>
        <draw:frame draw:style-name="gr3" draw:text-style-name="P3" draw:layer="layout" svg:width="14.5cm" svg:height="10.7cm" svg:x="0.4cm" svg:y="5.7cm">
          <draw:image xlink:href="Pictures/100002010000032000000258E9A353AAE1D76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stroke-dash="Dashed_20__28_var_29__20_1" draw:fill="none" draw:fill-gradient-name="Gradient_20_2" draw:fill-hatch-name="Hatching_20_91" draw:fill-image-name="Bitmap_20_1" draw:opacity="100%" draw:fill-image-width="0cm" draw:fill-image-height="0cm" draw:shadow-opacity="10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22:15:14.836543203</meta:creation-date>
    <dc:date>2017-01-28T00:17:43.041716548</dc:date>
    <meta:editing-duration>PT41M19S</meta:editing-duration>
    <meta:editing-cycles>3</meta:editing-cycles>
    <meta:generator>LibreOffice/5.2.4.2$Linux_X86_64 LibreOffice_project/20m0$Build-2</meta:generator>
    <meta:document-statistic meta:object-count="42"/>
  </office:meta>
</office:document-meta>
</file>